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2fb4" officeooo:paragraph-rsid="001b2fb4"/>
    </style:style>
    <style:style style:name="P2" style:family="paragraph" style:parent-style-name="Standard">
      <style:text-properties officeooo:rsid="001cd28c" officeooo:paragraph-rsid="001cd28c"/>
    </style:style>
    <style:style style:name="P3" style:family="paragraph" style:parent-style-name="Standard">
      <style:text-properties officeooo:rsid="001ecffb" officeooo:paragraph-rsid="001ecffb"/>
    </style:style>
    <style:style style:name="P4" style:family="paragraph" style:parent-style-name="Standard">
      <style:text-properties style:text-line-through-style="solid" style:text-line-through-type="single" officeooo:rsid="001cd28c" officeooo:paragraph-rsid="001cd28c"/>
    </style:style>
    <style:style style:name="P5" style:family="paragraph" style:parent-style-name="Standard">
      <style:text-properties officeooo:rsid="00205fd8" officeooo:paragraph-rsid="00205fd8"/>
    </style:style>
    <style:style style:name="P6" style:family="paragraph" style:parent-style-name="Standard">
      <style:text-properties officeooo:rsid="002222d2" officeooo:paragraph-rsid="002222d2"/>
    </style:style>
    <style:style style:name="T1" style:family="text">
      <style:text-properties officeooo:rsid="001ecf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Security</text:p>
      <text:p text:style-name="P1">Sample Final 3</text:p>
      <text:p text:style-name="P2">x 3 8bcd</text:p>
      <text:p text:style-name="P2"/>
      <text:p text:style-name="P1">1. A digital signed signature by Alice is generated when Alice sends the transfer with an encrypted key that is generated by encrypting it with her public key. When the bank receives her transfer with the encrypted key, it decrypts the message with the public key to get the hash of the message. The bank takes the received transfer and performs the same hash function on the message. It checks if the decrypted hash of the message is equal to the performed hash of the message.</text:p>
      <text:p text:style-name="P1"/>
      <text:p text:style-name="P1">Trudy can take advantage of this system with a replay attack because there is no verification on the sender.</text:p>
      <text:p text:style-name="P1"/>
      <text:p text:style-name="P1">Replay attacks can be prevented by using a nonce during the digital signature. The nonce is only used once, therefore the server will not accept a replayed message.</text:p>
      <text:p text:style-name="P1"/>
      <text:p text:style-name="P2">2. The finished message from the client will hash the ClientHello, ServerHello, Certificate, ServerKeyExchange,ServerHelloDone, and clientkeyexchange. The server finish message will hash the above as well as the change cipherspec from the server.</text:p>
      <text:p text:style-name="P2"/>
      <text:p text:style-name="P4">The first encrypted message is send with the changeciphespec.</text:p>
      <text:p text:style-name="P2"/>
      <text:p text:style-name="P3">The first encrypted message is the finished message.</text:p>
      <text:p text:style-name="P2"/>
      <text:p text:style-name="P2">The abbreviated message uses a session id. The clienthello sends the session id, so the server knows it can immediately start the secure session.</text:p>
      <text:p text:style-name="P2"/>
      <text:p text:style-name="P3">ECDH does not have perfect forward secrecy.</text:p>
      <text:p text:style-name="P3"/>
      <text:p text:style-name="P3">TLS expects a closed_notify message if the RST comes before close-notify there is something wrong.</text:p>
      <text:p text:style-name="P3"/>
      <text:p text:style-name="P3"/>
      <text:p text:style-name="P2"/>
      <text:p text:style-name="P2">4.</text:p>
      <text:p text:style-name="P2">iptables -F</text:p>
      <text:p text:style-name="P2">iptables -P <text:span text:style-name="T1">input</text:span> DROP</text:p>
      <text:p text:style-name="P2">iptables -P <text:span text:style-name="T1">forward DROP</text:span></text:p>
      <text:p text:style-name="P3">iptables -P output DROP</text:p>
      <text:p text:style-name="P3"/>
      <text:p text:style-name="P5">5.</text:p>
      <text:p text:style-name="P5"/>
      <text:p text:style-name="P5">In an ARP spoofing attack, the attacker sends an ARP packet that has the mac addrress of Alice, this results in all traffic being diverted to trudy.</text:p>
      <text:p text:style-name="P5"/>
      <text:p text:style-name="P5">In a CAM attack, the attacker will send many arp messages to overflow the cam table resulting in the switch acting as a hub.</text:p>
      <text:p text:style-name="P5"/>
      <text:p text:style-name="P5">IPSG uses the dhcp binding table to check eery packet is coming from th interfaces matched with hcp snooping.</text:p>
      <text:p text:style-name="P6"><text:soft-page-break/>6. No. in order to brute force th pin, the attacker must be cocnnected to the AP and try pins live. The exchange cannot be <text:s/>captured. DH does not allow someone viewing the connetion to see the key without bein actively mitm.</text:p>
      <text:p text:style-name="P6"/>
      <text:p text:style-name="P6">6b. The pin is easy to guess</text:p>
      <text:p text:style-name="P6">Pin does not change</text:p>
      <text:p text:style-name="P6">Lockout is too short</text:p>
      <text:p text:style-name="P6"/>
      <text:p text:style-name="P6">7.</text:p>
      <text:p text:style-name="P6">Double VLAN encapsulation attack where the attacker is sending an arp packet rrequest to vlan2.</text:p>
      <text:p text:style-name="P6"/>
      <text:p text:style-name="P6">8a.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6:57:31.507346712</meta:creation-date>
    <dc:date>2019-08-15T18:08:30.671680363</dc:date>
    <meta:editing-duration>PT4M9S</meta:editing-duration>
    <meta:editing-cycles>1</meta:editing-cycles>
    <meta:generator>LibreOffice/6.0.7.3$Linux_X86_64 LibreOffice_project/00m0$Build-3</meta:generator>
    <meta:document-statistic meta:table-count="0" meta:image-count="0" meta:object-count="0" meta:page-count="2" meta:paragraph-count="28" meta:word-count="398" meta:character-count="2295" meta:non-whitespace-character-count="1924"/>
  </office:meta>
</office:document-meta>
</file>